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a7d" officeooo:paragraph-rsid="00141a7d"/>
    </style:style>
    <style:style style:name="P2" style:family="paragraph" style:parent-style-name="Standard">
      <style:text-properties officeooo:rsid="00154df8" officeooo:paragraph-rsid="00154df8"/>
    </style:style>
    <style:style style:name="P3" style:family="paragraph" style:parent-style-name="Standard">
      <style:text-properties officeooo:rsid="00158c18" officeooo:paragraph-rsid="00158c18"/>
    </style:style>
    <style:style style:name="P4" style:family="paragraph" style:parent-style-name="Standard">
      <style:text-properties officeooo:rsid="00158c18" officeooo:paragraph-rsid="00179d26"/>
    </style:style>
    <style:style style:name="P5" style:family="paragraph" style:parent-style-name="Standard">
      <style:text-properties officeooo:rsid="00179d26" officeooo:paragraph-rsid="00179d26"/>
    </style:style>
    <style:style style:name="P6" style:family="paragraph" style:parent-style-name="Standard">
      <style:text-properties officeooo:rsid="00158c18" officeooo:paragraph-rsid="00179d26"/>
    </style:style>
    <style:style style:name="T1" style:family="text">
      <style:text-properties officeooo:rsid="00194d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</text:p>
      <text:p text:style-name="P2">arpit</text:p>
      <text:p text:style-name="P2"/>
      <text:p text:style-name="P3">jain </text:p>
      <text:p text:style-name="P3"/>
      <text:p text:style-name="P5">sAMPLE <text:span text:style-name="T1">4101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7:49:36.925680416</meta:creation-date>
    <dc:date>2020-04-09T19:53:35.192029726</dc:date>
    <meta:editing-duration>PT2M28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5" meta:character-count="28" meta:non-whitespace-character-count="25"/>
  </office:meta>
</office:document-meta>
</file>